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19FE18FAE1CA30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11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2" style:family="paragraph" style:parent-style-name="Standard" style:list-style-name="L2">
      <style:text-properties officeooo:rsid="001ec22d" officeooo:paragraph-rsid="001ec22d"/>
    </style:style>
    <style:style style:name="P13" style:family="paragraph" style:parent-style-name="Standard">
      <style:text-properties officeooo:rsid="0037e73a" officeooo:paragraph-rsid="0037e73a"/>
    </style:style>
    <style:style style:name="P14" style:family="paragraph" style:parent-style-name="Standard">
      <style:text-properties officeooo:rsid="0037e73a" officeooo:paragraph-rsid="003ab798"/>
    </style:style>
    <style:style style:name="P15" style:family="paragraph" style:parent-style-name="Standard">
      <style:text-properties officeooo:paragraph-rsid="003ab798"/>
    </style:style>
    <style:style style:name="P16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4bb52"/>
    </style:style>
    <style:style style:name="P17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ec22d"/>
    </style:style>
    <style:style style:name="P18" style:family="paragraph" style:parent-style-name="Text_20_body" style:list-style-name="L8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size="11pt" style:font-size-asian="11pt" style:font-size-complex="11pt"/>
    </style:style>
    <style:style style:name="T27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ITLE</text:p>
      <text:p text:style-name="P11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3194280349" text:style-name="L1">
        <text:list-item>
          <text:p text:style-name="P16">windows 10</text:p>
        </text:list-item>
        <text:list-item>
          <text:p text:style-name="P17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1342393118" text:style-name="L2">
        <text:list-item>
          <text:p text:style-name="P12">windows 10</text:p>
        </text:list-item>
        <text:list-item>
          <text:p text:style-name="P12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4.2307in" svg:height="2.7437in" draw:z-index="0"><draw:image xlink:href="Pictures/1000020100000294000001AC19FE18FAE1CA3006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3">9. round</text:p>
      <text:p text:style-name="P13"><text:tab/>print(f“Round {number:.1f} please”) (:.1f the number indicates the # of decimals to round)</text:p>
      <text:p text:style-name="P13"><text:tab/><text:span text:style-name="T22">print(f”Write {big_number:,}”) (:, → will write the number as 10,300,300 (with commas))</text:span></text:p>
      <text:p text:style-name="P14"><text:tab/><text:span text:style-name="T22">print(f”Write {big_number:_}”) (:, → will write the number as 10_300_300 (with underscores))</text:span></text:p>
      <text:p text:style-name="P14"><text:span text:style-name="T23">10. Use libraries (math library)</text:span></text:p>
      <text:p text:style-name="P14"><text:tab/><text:span text:style-name="T23">import math (at the top of the program)</text:span></text:p>
      <text:p text:style-name="P14"><text:tab/><text:span text:style-name="T23">math.pi</text:span></text:p>
      <text:p text:style-name="P15"><text:span text:style-name="T21"><text:tab/></text:span><text:span text:style-name="Source_20_Text"><text:span text:style-name="T27">math.ceil(value)</text:span></text:span><text:span text:style-name="T27">—Rounds </text:span><text:span text:style-name="Source_20_Text"><text:span text:style-name="T27">value</text:span></text:span><text:span text:style-name="T27"> up to the next whole number, the "ceiling."</text:span></text:p>
      <text:list xml:id="list2606566691" text:style-name="L8">
        <text:list-header>
          <text:p text:style-name="P18"><text:span text:style-name="Source_20_Text"><text:span text:style-name="T27">math.floor(value)</text:span></text:span><text:span text:style-name="T27">—Rounds </text:span><text:span text:style-name="Source_20_Text"><text:span text:style-name="T27">value</text:span></text:span><text:span text:style-name="T27"> down to the next whole number.<text:line-break/></text:span><text:span text:style-name="Source_20_Text"><text:span text:style-name="T27">math.exp(value)</text:span></text:span><text:span text:style-name="T27">—Raises </text:span><text:span text:style-name="Emphasis"><text:span text:style-name="T27">e</text:span></text:span><text:span text:style-name="T27"> to the power of </text:span><text:span text:style-name="Source_20_Text"><text:span text:style-name="T27">value</text:span></text:span><text:span text:style-name="T27">.<text:line-break/></text:span><text:span text:style-name="Source_20_Text"><text:span text:style-name="T27">math.sin(value)</text:span></text:span><text:span text:style-name="T27">—Computes the trigonometry </text:span><text:span text:style-name="Emphasis"><text:span text:style-name="T27">sine</text:span></text:span><text:span text:style-name="T27"> function of </text:span><text:span text:style-name="Source_20_Text"><text:span text:style-name="T27">value</text:span></text:span><text:span text:style-name="T27"> in </text:span></text:p>
        </text:list-header>
      </text:list>
      <text:p text:style-name="P14"/>
      <text:p text:style-name="P9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1-27T07:27:42.418625962</dc:date>
    <meta:editing-duration>PT14H26M7S</meta:editing-duration>
    <meta:editing-cycles>31</meta:editing-cycles>
    <meta:document-statistic meta:table-count="0" meta:image-count="1" meta:object-count="0" meta:page-count="2" meta:paragraph-count="48" meta:word-count="333" meta:character-count="2200" meta:non-whitespace-character-count="1887"/>
  </office:meta>
</office:document-meta>
</file>